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omicTypeConverterProviderImpl.AtomicTypeConverterProviderImpl( Map conver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omicTypeConverterProviderImpl.AtomicTypeConverterProvide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tomicTypeConverterProviderImpl.setAtomicTypeConvertors( Map conver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omicTypeConverterProviderImpl.getAtomicTypeConver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tomicTypeConverterProviderImpl.getAtomicTypeConverter( Class clazz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